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2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2"/>
    <style:style style:name="co1" style:family="table-column">
      <style:table-column-properties fo:break-before="auto" style:column-width="4.97416666666667cm" style:use-optimal-column-width="true"/>
    </style:style>
    <style:style style:name="co2" style:family="table-column">
      <style:table-column-properties fo:break-before="auto" style:column-width="6.270625cm" style:use-optimal-column-width="true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846666666666667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3.30729166666667cm" style:use-optimal-column-width="true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3.4925cm" style:use-optimal-column-width="true"/>
    </style:style>
    <style:style style:name="co11" style:family="table-column">
      <style:table-column-properties fo:break-before="auto" style:column-width="3.095625cm" style:use-optimal-column-width="true"/>
    </style:style>
    <style:style style:name="co12" style:family="table-column">
      <style:table-column-properties fo:break-before="auto" style:column-width="7.35541666666667cm" style:use-optimal-column-width="true"/>
    </style:style>
    <style:style style:name="co13" style:family="table-column">
      <style:table-column-properties fo:break-before="auto" style:column-width="7.858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p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2" table:default-cell-style-name="ce1"/>
        <table:table-row table:style-name="ro1">
          <table:table-cell office:value-type="float" office:value="1.25" table:style-name="ce1">
            <text:p>1.25</text:p>
          </table:table-cell>
          <table:table-cell office:value-type="string" table:style-name="ce1">
            <text:p>CAD/USD from xe.com 20171020</text:p>
          </table:table-cell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.2E-2" table:style-name="ce1">
            <text:p>0.012</text:p>
          </table:table-cell>
          <table:table-cell office:value-type="string" table:style-name="ce1">
            <text:p>CAD/NRS from xe.com 20171020</text:p>
          </table:table-cell>
          <table:table-cell table:number-columns-repeated="5"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tore Location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2">
            <text:p>Total CAD</text:p>
          </table:table-cell>
          <table:table-cell office:value-type="string" table:style-name="ce1">
            <text:p>Qty for 10 stations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 tip spong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E5]*[.D5]" table:style-name="ce1">
            <text:p>10</text:p>
          </table:table-cell>
          <table:table-cell office:value-type="string" table:style-name="ce1">
            <text:p>NRS</text:p>
          </table:table-cell>
          <table:table-cell office:value-type="float" office:value="0.12" table:formula="of:=IF([.G5]=&quot;USD&quot;; [.F5]*[.$A$1];IF([.G5]=&quot;NRS&quot;; [.F5]*[.$A$2];[.F5]))" table:style-name="ce2">
            <text:p>0.12</text:p>
          </table:table-cell>
          <table:table-cell office:value-type="float" office:value="10" table:style-name="ce1">
            <text:p>10</text:p>
          </table:table-cell>
          <table:table-cell office:value-type="float" office:value="1.2" table:formula="of:=([.H5]*[.I5])/([.E5]*[.C5])" table:style-name="ce2">
            <text:p>1.20</text:p>
          </table:table-cell>
          <table:table-cell office:value-type="string" table:style-name="ce2">
            <text:p>y</text:p>
          </table:table-cell>
          <table:table-cell office:value-type="float" office:value="1.2" table:formula="of:=IF([.K5]=&quot;y&quot;;[.J5];0)" table:style-name="ce2">
            <text:p>1.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ing iron 40W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250" table:formula="of:=[.E6]*[.D6]" table:style-name="ce1">
            <text:p>250</text:p>
          </table:table-cell>
          <table:table-cell office:value-type="string" table:style-name="ce1">
            <text:p>NRS</text:p>
          </table:table-cell>
          <table:table-cell office:value-type="float" office:value="3" table:formula="of:=IF([.G6]=&quot;USD&quot;; [.F6]*[.$A$1];IF([.G6]=&quot;NRS&quot;; [.F6]*[.$A$2];[.F6]))" table:style-name="ce2">
            <text:p>3.00</text:p>
          </table:table-cell>
          <table:table-cell office:value-type="float" office:value="10" table:style-name="ce1">
            <text:p>10</text:p>
          </table:table-cell>
          <table:table-cell office:value-type="float" office:value="30" table:formula="of:=([.H6]*[.I6])/([.E6]*[.C6])" table:style-name="ce2">
            <text:p>30.00</text:p>
          </table:table-cell>
          <table:table-cell table:style-name="ce2"/>
          <table:table-cell office:value-type="float" office:value="0" table:formula="of:=IF([.K6]=&quot;y&quot;;[.J6];0)" table:style-name="ce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ing iron stand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15" table:formula="of:=[.E7]*[.D7]" table:style-name="ce1">
            <text:p>115</text:p>
          </table:table-cell>
          <table:table-cell office:value-type="string" table:style-name="ce1">
            <text:p>NRS</text:p>
          </table:table-cell>
          <table:table-cell office:value-type="float" office:value="1.3800000000000001" table:formula="of:=IF([.G7]=&quot;USD&quot;; [.F7]*[.$A$1];IF([.G7]=&quot;NRS&quot;; [.F7]*[.$A$2];[.F7]))" table:style-name="ce2">
            <text:p>1.38</text:p>
          </table:table-cell>
          <table:table-cell office:value-type="float" office:value="10" table:style-name="ce1">
            <text:p>10</text:p>
          </table:table-cell>
          <table:table-cell office:value-type="float" office:value="13.8" table:formula="of:=([.H7]*[.I7])/([.E7]*[.C7])" table:style-name="ce2">
            <text:p>13.80</text:p>
          </table:table-cell>
          <table:table-cell table:style-name="ce2"/>
          <table:table-cell office:value-type="float" office:value="0" table:formula="of:=IF([.K7]=&quot;y&quot;;[.J7];0)" table:style-name="ce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formula="of:=[.E8]*[.D8]" table:style-name="ce1">
            <text:p>75</text:p>
          </table:table-cell>
          <table:table-cell office:value-type="string" table:style-name="ce1">
            <text:p>NRS</text:p>
          </table:table-cell>
          <table:table-cell office:value-type="float" office:value="0.9" table:formula="of:=IF([.G8]=&quot;USD&quot;; [.F8]*[.$A$1];IF([.G8]=&quot;NRS&quot;; [.F8]*[.$A$2];[.F8]))" table:style-name="ce2">
            <text:p>0.90</text:p>
          </table:table-cell>
          <table:table-cell office:value-type="float" office:value="10" table:style-name="ce1">
            <text:p>10</text:p>
          </table:table-cell>
          <table:table-cell office:value-type="float" office:value="9" table:formula="of:=([.H8]*[.I8])/([.E8]*[.C8])" table:style-name="ce2">
            <text:p>9.00</text:p>
          </table:table-cell>
          <table:table-cell office:value-type="string" table:style-name="ce2">
            <text:p>y</text:p>
          </table:table-cell>
          <table:table-cell office:value-type="float" office:value="9" table:formula="of:=IF([.K8]=&quot;y&quot;;[.J8];0)" table:style-name="ce2">
            <text:p>9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Extra soldering tip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55" table:formula="of:=[.E9]*[.D9]" table:style-name="ce1">
            <text:p>55</text:p>
          </table:table-cell>
          <table:table-cell office:value-type="string" table:style-name="ce1">
            <text:p>NRS</text:p>
          </table:table-cell>
          <table:table-cell office:value-type="float" office:value="0.66" table:formula="of:=IF([.G9]=&quot;USD&quot;; [.F9]*[.$A$1];IF([.G9]=&quot;NRS&quot;; [.F9]*[.$A$2];[.F9]))" table:style-name="ce2">
            <text:p>0.66</text:p>
          </table:table-cell>
          <table:table-cell office:value-type="float" office:value="10" table:style-name="ce1">
            <text:p>10</text:p>
          </table:table-cell>
          <table:table-cell office:value-type="float" office:value="6.6000000000000005" table:formula="of:=([.H9]*[.I9])/([.E9]*[.C9])" table:style-name="ce2">
            <text:p>6.60</text:p>
          </table:table-cell>
          <table:table-cell office:value-type="string" table:style-name="ce2">
            <text:p>y</text:p>
          </table:table-cell>
          <table:table-cell office:value-type="float" office:value="6.6000000000000005" table:formula="of:=IF([.K9]=&quot;y&quot;;[.J9];0)" table:style-name="ce2">
            <text:p>6.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 flux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E10]*[.D10]" table:style-name="ce1">
            <text:p>30</text:p>
          </table:table-cell>
          <table:table-cell office:value-type="string" table:style-name="ce1">
            <text:p>NRS</text:p>
          </table:table-cell>
          <table:table-cell office:value-type="float" office:value="0.36" table:formula="of:=IF([.G10]=&quot;USD&quot;; [.F10]*[.$A$1];IF([.G10]=&quot;NRS&quot;; [.F10]*[.$A$2];[.F10]))" table:style-name="ce2">
            <text:p>0.36</text:p>
          </table:table-cell>
          <table:table-cell office:value-type="float" office:value="5" table:style-name="ce1">
            <text:p>5</text:p>
          </table:table-cell>
          <table:table-cell office:value-type="float" office:value="1.7999999999999998" table:formula="of:=([.H10]*[.I10])/([.E10]*[.C10])" table:style-name="ce2">
            <text:p>1.80</text:p>
          </table:table-cell>
          <table:table-cell office:value-type="string" table:style-name="ce2">
            <text:p>y</text:p>
          </table:table-cell>
          <table:table-cell office:value-type="float" office:value="1.7999999999999998" table:formula="of:=IF([.K10]=&quot;y&quot;;[.J10];0)" table:style-name="ce2">
            <text:p>1.8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Solder pump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E11]*[.D11]" table:style-name="ce1">
            <text:p>100</text:p>
          </table:table-cell>
          <table:table-cell office:value-type="string" table:style-name="ce1">
            <text:p>NRS</text:p>
          </table:table-cell>
          <table:table-cell office:value-type="float" office:value="1.2" table:formula="of:=IF([.G11]=&quot;USD&quot;; [.F11]*[.$A$1];IF([.G11]=&quot;NRS&quot;; [.F11]*[.$A$2];[.F11]))" table:style-name="ce2">
            <text:p>1.20</text:p>
          </table:table-cell>
          <table:table-cell office:value-type="float" office:value="5" table:style-name="ce1">
            <text:p>5</text:p>
          </table:table-cell>
          <table:table-cell office:value-type="float" office:value="6" table:formula="of:=([.H11]*[.I11])/([.E11]*[.C11])" table:style-name="ce2">
            <text:p>6.00</text:p>
          </table:table-cell>
          <table:table-cell table:style-name="ce2"/>
          <table:table-cell office:value-type="float" office:value="0" table:formula="of:=IF([.K11]=&quot;y&quot;;[.J11];0)" table:style-name="ce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3-plug extension cord w/ switches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.E12]*[.D12]" table:style-name="ce1">
            <text:p>200</text:p>
          </table:table-cell>
          <table:table-cell office:value-type="string" table:style-name="ce1">
            <text:p>NRS</text:p>
          </table:table-cell>
          <table:table-cell office:value-type="float" office:value="2.4" table:formula="of:=IF([.G12]=&quot;USD&quot;; [.F12]*[.$A$1];IF([.G12]=&quot;NRS&quot;; [.F12]*[.$A$2];[.F12]))" table:style-name="ce2">
            <text:p>2.40</text:p>
          </table:table-cell>
          <table:table-cell office:value-type="float" office:value="4" table:style-name="ce1">
            <text:p>4</text:p>
          </table:table-cell>
          <table:table-cell office:value-type="float" office:value="9.6" table:formula="of:=([.H12]*[.I12])/([.E12]*[.C12])" table:style-name="ce2">
            <text:p>9.60</text:p>
          </table:table-cell>
          <table:table-cell table:style-name="ce2"/>
          <table:table-cell office:value-type="float" office:value="0" table:formula="of:=IF([.K12]=&quot;y&quot;;[.J12];0)" table:style-name="ce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Flush Cutters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0" table:formula="of:=[.E13]*[.D13]" table:style-name="ce1">
            <text:p>120</text:p>
          </table:table-cell>
          <table:table-cell office:value-type="string" table:style-name="ce1">
            <text:p>NRS</text:p>
          </table:table-cell>
          <table:table-cell office:value-type="float" office:value="1.44" table:formula="of:=IF([.G13]=&quot;USD&quot;; [.F13]*[.$A$1];IF([.G13]=&quot;NRS&quot;; [.F13]*[.$A$2];[.F13]))" table:style-name="ce2">
            <text:p>1.44</text:p>
          </table:table-cell>
          <table:table-cell office:value-type="float" office:value="5" table:style-name="ce1">
            <text:p>5</text:p>
          </table:table-cell>
          <table:table-cell office:value-type="float" office:value="7.1999999999999993" table:formula="of:=([.H13]*[.I13])/([.E13]*[.C13])" table:style-name="ce2">
            <text:p>7.20</text:p>
          </table:table-cell>
          <table:table-cell table:style-name="ce2"/>
          <table:table-cell office:value-type="float" office:value="0" table:formula="of:=IF([.K13]=&quot;y&quot;;[.J13];0)" table:style-name="ce2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ngemudha, Kathmandu</text:p>
          </table:table-cell>
          <table:table-cell office:value-type="string" table:style-name="ce1">
            <text:p>Wire stripper (variable)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formula="of:=[.E14]*[.D14]" table:style-name="ce1">
            <text:p>75</text:p>
          </table:table-cell>
          <table:table-cell office:value-type="string" table:style-name="ce1">
            <text:p>NRS</text:p>
          </table:table-cell>
          <table:table-cell office:value-type="float" office:value="0.9" table:formula="of:=IF([.G14]=&quot;USD&quot;; [.F14]*[.$A$1];IF([.G14]=&quot;NRS&quot;; [.F14]*[.$A$2];[.F14]))" table:style-name="ce2">
            <text:p>0.90</text:p>
          </table:table-cell>
          <table:table-cell office:value-type="float" office:value="5" table:style-name="ce1">
            <text:p>5</text:p>
          </table:table-cell>
          <table:table-cell office:value-type="float" office:value="4.5" table:formula="of:=([.H14]*[.I14])/([.E14]*[.C14])" table:style-name="ce2">
            <text:p>4.50</text:p>
          </table:table-cell>
          <table:table-cell table:style-name="ce2"/>
          <table:table-cell office:value-type="float" office:value="0" table:formula="of:=IF([.K14]=&quot;y&quot;;[.J14];0)" table:style-name="ce2">
            <text:p>0.0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eku, Kathmandu</text:p>
          </table:table-cell>
          <table:table-cell office:value-type="string" table:style-name="ce1">
            <text:p>Safety Glasse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E15]*[.D15]" table:style-name="ce1">
            <text:p>60</text:p>
          </table:table-cell>
          <table:table-cell office:value-type="string" table:style-name="ce1">
            <text:p>NRS</text:p>
          </table:table-cell>
          <table:table-cell office:value-type="float" office:value="0.72" table:formula="of:=IF([.G15]=&quot;USD&quot;; [.F15]*[.$A$1];IF([.G15]=&quot;NRS&quot;; [.F15]*[.$A$2];[.F15]))" table:style-name="ce2">
            <text:p>0.72</text:p>
          </table:table-cell>
          <table:table-cell office:value-type="float" office:value="20" table:style-name="ce1">
            <text:p>20</text:p>
          </table:table-cell>
          <table:table-cell office:value-type="float" office:value="14.399999999999999" table:formula="of:=([.H15]*[.I15])/([.E15]*[.C15])" table:style-name="ce4">
            <text:p>14.40</text:p>
          </table:table-cell>
          <table:table-cell table:style-name="ce2"/>
          <table:table-cell office:value-type="float" office:value="0" table:formula="of:=IF([.K15]=&quot;y&quot;;[.J15];0)" table:style-name="ce4">
            <text:p>0.00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office:value-type="string" table:style-name="ce3">
            <text:p>TOTAL</text:p>
          </table:table-cell>
          <table:table-cell office:value-type="float" office:value="104.1" table:formula="of:=SUM([.J5:.J15])" table:style-name="ce2">
            <text:p>104.10</text:p>
          </table:table-cell>
          <table:table-cell table:style-name="ce1"/>
          <table:table-cell office:value-type="float" office:value="18.600000000000001" table:formula="of:=SUM([.L5:.L15])" table:style-name="ce2">
            <text:p>18.60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table table:name="AliExpress" table:style-name="ta1">
        <table:table-column table:style-name="co4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2" table:default-cell-style-name="ce1"/>
        <table:table-row table:style-name="ro1">
          <table:table-cell office:value-type="float" office:value="1.25" table:style-name="ce1">
            <text:p>1.25</text:p>
          </table:table-cell>
          <table:table-cell office:value-type="string" table:style-name="ce1">
            <text:p>CAD/USD from xe.com 20171020</text:p>
          </table:table-cell>
          <table:table-cell table:number-columns-repeated="5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float" office:value="1.2E-2" table:style-name="ce1">
            <text:p>0.012</text:p>
          </table:table-cell>
          <table:table-cell office:value-type="string" table:style-name="ce1">
            <text:p>CAD/NRS from xe.com 20171020</text:p>
          </table:table-cell>
          <table:table-cell table:number-columns-repeated="5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2">
            <text:p>Total CAD</text:p>
          </table:table-cell>
          <table:table-cell office:value-type="string" table:style-name="ce1">
            <text:p>Qty for 10 stations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style-name="ce1"/>
          <table:table-cell office:value-type="string" table:style-name="ce1">
            <text:p>Websit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Soldering iron with extra tips and sponge</text:p>
          </table:table-cell>
          <table:table-cell office:value-type="float" office:value="1" table:style-name="ce1">
            <text:p>1</text:p>
          </table:table-cell>
          <table:table-cell office:value-type="float" office:value="6.19" table:style-name="ce1">
            <text:p>6.19</text:p>
          </table:table-cell>
          <table:table-cell office:value-type="float" office:value="1" table:style-name="ce1">
            <text:p>1</text:p>
          </table:table-cell>
          <table:table-cell office:value-type="float" office:value="6.19" table:formula="of:=[.E5]*[.D5]" table:style-name="ce1">
            <text:p>6.19</text:p>
          </table:table-cell>
          <table:table-cell office:value-type="string" table:style-name="ce1">
            <text:p>USD</text:p>
          </table:table-cell>
          <table:table-cell office:value-type="float" office:value="7.7375000000000007" table:formula="of:=IF([.G5]=&quot;USD&quot;; [.F5]*[.$A$1];IF([.G5]=&quot;NRS&quot;; [.F5]*[.$A$2];[.F5]))" table:style-name="ce2">
            <text:p>7.74</text:p>
          </table:table-cell>
          <table:table-cell office:value-type="float" office:value="10" table:style-name="ce1">
            <text:p>10</text:p>
          </table:table-cell>
          <table:table-cell office:value-type="float" office:value="77.375" table:formula="of:=([.H5]*[.I5])/([.E5]*[.C5])" table:style-name="ce2">
            <text:p>77.38</text:p>
          </table:table-cell>
          <table:table-cell table:style-name="ce2"/>
          <table:table-cell office:value-type="float" office:value="0" table:formula="of:=IF([.K5]=&quot;y&quot;;[.J5];0)" table:style-name="ce2">
            <text:p>0.00</text:p>
          </table:table-cell>
          <table:table-cell table:style-name="ce1"/>
          <table:table-cell office:value-type="string" table:style-name="ce1">
            <text:p>https://www.aliexpress.com/item/220V-60W-Adjustable-Temperature-Electric-Iron-Welding-Soldering-Iron-Solder-Rework-Repair-Tool-5pc-Iron-Tip/32434361333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Soldering iron stand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formula="of:=[.E6]*[.D6]" table:style-name="ce1">
            <text:p>2.3</text:p>
          </table:table-cell>
          <table:table-cell office:value-type="string" table:style-name="ce1">
            <text:p>USD</text:p>
          </table:table-cell>
          <table:table-cell office:value-type="float" office:value="2.875" table:formula="of:=IF([.G6]=&quot;USD&quot;; [.F6]*[.$A$1];IF([.G6]=&quot;NRS&quot;; [.F6]*[.$A$2];[.F6]))" table:style-name="ce2">
            <text:p>2.88</text:p>
          </table:table-cell>
          <table:table-cell office:value-type="float" office:value="10" table:style-name="ce1">
            <text:p>10</text:p>
          </table:table-cell>
          <table:table-cell office:value-type="float" office:value="28.75" table:formula="of:=([.H6]*[.I6])/([.E6]*[.C6])" table:style-name="ce2">
            <text:p>28.75</text:p>
          </table:table-cell>
          <table:table-cell table:style-name="ce2"/>
          <table:table-cell office:value-type="float" office:value="0" table:formula="of:=IF([.K6]=&quot;y&quot;;[.J6];0)" table:style-name="ce2">
            <text:p>0.00</text:p>
          </table:table-cell>
          <table:table-cell table:style-name="ce1"/>
          <table:table-cell office:value-type="string" table:style-name="ce1">
            <text:p>https://www.aliexpress.com/item/Useful-Soldering-Iron-Metal-Stand-Holder-Safety-Protect-Base-Support-Station/32784645625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Brass soldering sponge</text:p>
          </table:table-cell>
          <table:table-cell office:value-type="float" office:value="1" table:style-name="ce1">
            <text:p>1</text:p>
          </table:table-cell>
          <table:table-cell office:value-type="float" office:value="2.98" table:style-name="ce1">
            <text:p>2.98</text:p>
          </table:table-cell>
          <table:table-cell office:value-type="float" office:value="1" table:style-name="ce1">
            <text:p>1</text:p>
          </table:table-cell>
          <table:table-cell office:value-type="float" office:value="2.98" table:formula="of:=[.E7]*[.D7]" table:style-name="ce1">
            <text:p>2.98</text:p>
          </table:table-cell>
          <table:table-cell office:value-type="string" table:style-name="ce1">
            <text:p>USD</text:p>
          </table:table-cell>
          <table:table-cell office:value-type="float" office:value="3.7250000000000001" table:formula="of:=IF([.G7]=&quot;USD&quot;; [.F7]*[.$A$1];IF([.G7]=&quot;NRS&quot;; [.F7]*[.$A$2];[.F7]))" table:style-name="ce2">
            <text:p>3.73</text:p>
          </table:table-cell>
          <table:table-cell office:value-type="float" office:value="10" table:style-name="ce1">
            <text:p>10</text:p>
          </table:table-cell>
          <table:table-cell office:value-type="float" office:value="37.25" table:formula="of:=([.H7]*[.I7])/([.E7]*[.C7])" table:style-name="ce2">
            <text:p>37.25</text:p>
          </table:table-cell>
          <table:table-cell table:style-name="ce2"/>
          <table:table-cell office:value-type="float" office:value="0" table:formula="of:=IF([.K7]=&quot;y&quot;;[.J7];0)" table:style-name="ce2">
            <text:p>0.00</text:p>
          </table:table-cell>
          <table:table-cell table:style-name="ce1"/>
          <table:table-cell office:value-type="string" table:style-name="ce1">
            <text:p>https://www.aliexpress.com/item/Free-Shipping-Brand-New-1pcs-Wire-With-Stand-Set-Welding-Soldering-Solder-Iron-Tip-Cleaner-Cleaning/32687250403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Solder</text:p>
          </table:table-cell>
          <table:table-cell office:value-type="float" office:value="1" table:style-name="ce1">
            <text:p>1</text:p>
          </table:table-cell>
          <table:table-cell office:value-type="float" office:value="1.38" table:style-name="ce1">
            <text:p>1.38</text:p>
          </table:table-cell>
          <table:table-cell office:value-type="float" office:value="1" table:style-name="ce1">
            <text:p>1</text:p>
          </table:table-cell>
          <table:table-cell office:value-type="float" office:value="1.38" table:formula="of:=[.E8]*[.D8]" table:style-name="ce1">
            <text:p>1.38</text:p>
          </table:table-cell>
          <table:table-cell office:value-type="string" table:style-name="ce1">
            <text:p>USD</text:p>
          </table:table-cell>
          <table:table-cell office:value-type="float" office:value="1.7249999999999999" table:formula="of:=IF([.G8]=&quot;USD&quot;; [.F8]*[.$A$1];IF([.G8]=&quot;NRS&quot;; [.F8]*[.$A$2];[.F8]))" table:style-name="ce2">
            <text:p>1.73</text:p>
          </table:table-cell>
          <table:table-cell office:value-type="float" office:value="10" table:style-name="ce1">
            <text:p>10</text:p>
          </table:table-cell>
          <table:table-cell office:value-type="float" office:value="17.25" table:formula="of:=([.H8]*[.I8])/([.E8]*[.C8])" table:style-name="ce2">
            <text:p>17.25</text:p>
          </table:table-cell>
          <table:table-cell office:value-type="string" table:style-name="ce2">
            <text:p>y</text:p>
          </table:table-cell>
          <table:table-cell office:value-type="float" office:value="17.25" table:formula="of:=IF([.K8]=&quot;y&quot;;[.J8];0)" table:style-name="ce2">
            <text:p>17.25</text:p>
          </table:table-cell>
          <table:table-cell table:style-name="ce1"/>
          <table:table-cell office:value-type="string" table:style-name="ce1">
            <text:p>https://www.aliexpress.com/item/CNIM-Hot-Tin-Lead-Solder-Core-Flux-Soldering-Welding-Solder-Wire-Spool-Reel-0-8mm-63/32729234232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Flux pen 10ml</text:p>
          </table:table-cell>
          <table:table-cell office:value-type="float" office:value="1" table:style-name="ce1">
            <text:p>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" table:style-name="ce1">
            <text:p>1</text:p>
          </table:table-cell>
          <table:table-cell office:value-type="float" office:value="1.1200000000000001" table:formula="of:=[.E9]*[.D9]" table:style-name="ce1">
            <text:p>1.12</text:p>
          </table:table-cell>
          <table:table-cell office:value-type="string" table:style-name="ce1">
            <text:p>USD</text:p>
          </table:table-cell>
          <table:table-cell office:value-type="float" office:value="1.4000000000000001" table:formula="of:=IF([.G9]=&quot;USD&quot;; [.F9]*[.$A$1];IF([.G9]=&quot;NRS&quot;; [.F9]*[.$A$2];[.F9]))" table:style-name="ce2">
            <text:p>1.40</text:p>
          </table:table-cell>
          <table:table-cell office:value-type="float" office:value="5" table:style-name="ce1">
            <text:p>5</text:p>
          </table:table-cell>
          <table:table-cell office:value-type="float" office:value="7.0000000000000009" table:formula="of:=([.H9]*[.I9])/([.E9]*[.C9])" table:style-name="ce2">
            <text:p>7.00</text:p>
          </table:table-cell>
          <table:table-cell office:value-type="string" table:style-name="ce2">
            <text:p>y</text:p>
          </table:table-cell>
          <table:table-cell office:value-type="float" office:value="7.0000000000000009" table:formula="of:=IF([.K9]=&quot;y&quot;;[.J9];0)" table:style-name="ce2">
            <text:p>7.00</text:p>
          </table:table-cell>
          <table:table-cell table:style-name="ce1"/>
          <table:table-cell office:value-type="string" table:style-name="ce1">
            <text:p>https://www.aliexpress.com/item/OOTDTY-951-10-ml-Soldering-Rosin-Flux-Pen-Low-Solid-Non-clean-For-Kester-Soldering-Solar/32824357479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Solder sucker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.01</text:p>
          </table:table-cell>
          <table:table-cell office:value-type="float" office:value="1" table:style-name="ce1">
            <text:p>1</text:p>
          </table:table-cell>
          <table:table-cell office:value-type="float" office:value="1.01" table:formula="of:=[.E10]*[.D10]" table:style-name="ce1">
            <text:p>1.01</text:p>
          </table:table-cell>
          <table:table-cell office:value-type="string" table:style-name="ce1">
            <text:p>USD</text:p>
          </table:table-cell>
          <table:table-cell office:value-type="float" office:value="1.2625" table:formula="of:=IF([.G10]=&quot;USD&quot;; [.F10]*[.$A$1];IF([.G10]=&quot;NRS&quot;; [.F10]*[.$A$2];[.F10]))" table:style-name="ce2">
            <text:p>1.26</text:p>
          </table:table-cell>
          <table:table-cell office:value-type="float" office:value="5" table:style-name="ce1">
            <text:p>5</text:p>
          </table:table-cell>
          <table:table-cell office:value-type="float" office:value="6.3125" table:formula="of:=([.H10]*[.I10])/([.E10]*[.C10])" table:style-name="ce2">
            <text:p>6.31</text:p>
          </table:table-cell>
          <table:table-cell table:style-name="ce2"/>
          <table:table-cell office:value-type="float" office:value="0" table:formula="of:=IF([.K10]=&quot;y&quot;;[.J10];0)" table:style-name="ce2">
            <text:p>0.00</text:p>
          </table:table-cell>
          <table:table-cell table:style-name="ce1"/>
          <table:table-cell office:value-type="string" table:style-name="ce1">
            <text:p>https://www.aliexpress.com/item/1pc-Solder-Sucker-Desoldering-Pump-Tool-Removal-Vacuum-Soldering-Iron-Desolder/32688192729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Flush cutters</text:p>
          </table:table-cell>
          <table:table-cell office:value-type="float" office:value="1" table:style-name="ce1">
            <text:p>1</text:p>
          </table:table-cell>
          <table:table-cell office:value-type="float" office:value="1.76" table:style-name="ce1">
            <text:p>1.76</text:p>
          </table:table-cell>
          <table:table-cell office:value-type="float" office:value="1" table:style-name="ce1">
            <text:p>1</text:p>
          </table:table-cell>
          <table:table-cell office:value-type="float" office:value="1.76" table:formula="of:=[.E11]*[.D11]" table:style-name="ce1">
            <text:p>1.76</text:p>
          </table:table-cell>
          <table:table-cell office:value-type="string" table:style-name="ce1">
            <text:p>USD</text:p>
          </table:table-cell>
          <table:table-cell office:value-type="float" office:value="2.2000000000000002" table:formula="of:=IF([.G11]=&quot;USD&quot;; [.F11]*[.$A$1];IF([.G11]=&quot;NRS&quot;; [.F11]*[.$A$2];[.F11]))" table:style-name="ce2">
            <text:p>2.20</text:p>
          </table:table-cell>
          <table:table-cell office:value-type="float" office:value="5" table:style-name="ce1">
            <text:p>5</text:p>
          </table:table-cell>
          <table:table-cell office:value-type="float" office:value="11" table:formula="of:=([.H11]*[.I11])/([.E11]*[.C11])" table:style-name="ce2">
            <text:p>11.00</text:p>
          </table:table-cell>
          <table:table-cell table:style-name="ce2"/>
          <table:table-cell office:value-type="float" office:value="0" table:formula="of:=IF([.K11]=&quot;y&quot;;[.J11];0)" table:style-name="ce2">
            <text:p>0.00</text:p>
          </table:table-cell>
          <table:table-cell table:style-name="ce1"/>
          <table:table-cell office:value-type="string" table:style-name="ce1">
            <text:p>https://www.aliexpress.com/item/P00337-Electrical-Wire-Cable-Cutters-Cutting-Side-Snips-Flush-Pliers-Nipper-Hand-Tools-Herramientas/32686834481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Wire strippers</text:p>
          </table:table-cell>
          <table:table-cell office:value-type="float" office:value="1" table:style-name="ce1">
            <text:p>1</text:p>
          </table:table-cell>
          <table:table-cell office:value-type="float" office:value="3.78" table:style-name="ce1">
            <text:p>3.78</text:p>
          </table:table-cell>
          <table:table-cell office:value-type="float" office:value="1" table:style-name="ce1">
            <text:p>1</text:p>
          </table:table-cell>
          <table:table-cell office:value-type="float" office:value="3.78" table:formula="of:=[.E12]*[.D12]" table:style-name="ce1">
            <text:p>3.78</text:p>
          </table:table-cell>
          <table:table-cell office:value-type="string" table:style-name="ce1">
            <text:p>USD</text:p>
          </table:table-cell>
          <table:table-cell office:value-type="float" office:value="4.7249999999999996" table:formula="of:=IF([.G12]=&quot;USD&quot;; [.F12]*[.$A$1];IF([.G12]=&quot;NRS&quot;; [.F12]*[.$A$2];[.F12]))" table:style-name="ce2">
            <text:p>4.73</text:p>
          </table:table-cell>
          <table:table-cell office:value-type="float" office:value="5" table:style-name="ce1">
            <text:p>5</text:p>
          </table:table-cell>
          <table:table-cell office:value-type="float" office:value="23.625" table:formula="of:=([.H12]*[.I12])/([.E12]*[.C12])" table:style-name="ce2">
            <text:p>23.63</text:p>
          </table:table-cell>
          <table:table-cell table:style-name="ce2"/>
          <table:table-cell office:value-type="float" office:value="0" table:formula="of:=IF([.K12]=&quot;y&quot;;[.J12];0)" table:style-name="ce2">
            <text:p>0.00</text:p>
          </table:table-cell>
          <table:table-cell table:style-name="ce1"/>
          <table:table-cell office:value-type="string" table:style-name="ce1">
            <text:p>https://www.aliexpress.com/item/Multi-Tool-8-Wire-Stripper-Cable-Cutting-Scissor-Stripping-Pliers-Cutter-9-14mm-Hand-Tools-For/32777302265.htm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Express</text:p>
          </table:table-cell>
          <table:table-cell office:value-type="string" table:style-name="ce1">
            <text:p>3-plug extention cord</text:p>
          </table:table-cell>
          <table:table-cell office:value-type="float" office:value="1" table:style-name="ce1">
            <text:p>1</text:p>
          </table:table-cell>
          <table:table-cell office:value-type="float" office:value="8.5299999999999994" table:style-name="ce1">
            <text:p>8.53</text:p>
          </table:table-cell>
          <table:table-cell office:value-type="float" office:value="1" table:style-name="ce1">
            <text:p>1</text:p>
          </table:table-cell>
          <table:table-cell office:value-type="float" office:value="8.5299999999999994" table:formula="of:=[.E13]*[.D13]" table:style-name="ce1">
            <text:p>8.53</text:p>
          </table:table-cell>
          <table:table-cell office:value-type="string" table:style-name="ce1">
            <text:p>USD</text:p>
          </table:table-cell>
          <table:table-cell office:value-type="float" office:value="10.6625" table:formula="of:=IF([.G13]=&quot;USD&quot;; [.F13]*[.$A$1];IF([.G13]=&quot;NRS&quot;; [.F13]*[.$A$2];[.F13]))" table:style-name="ce2">
            <text:p>10.66</text:p>
          </table:table-cell>
          <table:table-cell office:value-type="float" office:value="4" table:style-name="ce1">
            <text:p>4</text:p>
          </table:table-cell>
          <table:table-cell office:value-type="float" office:value="42.65" table:formula="of:=([.H13]*[.I13])/([.E13]*[.C13])" table:style-name="ce2">
            <text:p>42.65</text:p>
          </table:table-cell>
          <table:table-cell table:style-name="ce2"/>
          <table:table-cell office:value-type="float" office:value="0" table:formula="of:=IF([.K13]=&quot;y&quot;;[.J13];0)" table:style-name="ce2">
            <text:p>0.00</text:p>
          </table:table-cell>
          <table:table-cell table:style-name="ce1"/>
          <table:table-cell office:value-type="string" table:style-name="ce1">
            <text:p>https://www.aliexpress.com/item/With-3m-wire-line-board-Multifunction-power-outlet-Universal-socket-250V-10A-four-charger-ports-extension/32286199521.html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AliExpress</text:p>
          </table:table-cell>
          <table:table-cell office:value-type="string" table:style-name="ce1">
            <text:p>Safety glasses x5</text:p>
          </table:table-cell>
          <table:table-cell office:value-type="float" office:value="5" table:style-name="ce1">
            <text:p>5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1" table:style-name="ce1">
            <text:p>1</text:p>
          </table:table-cell>
          <table:table-cell office:value-type="float" office:value="4.9800000000000004" table:formula="of:=[.E14]*[.D14]" table:style-name="ce1">
            <text:p>4.98</text:p>
          </table:table-cell>
          <table:table-cell office:value-type="string" table:style-name="ce1">
            <text:p>USD</text:p>
          </table:table-cell>
          <table:table-cell office:value-type="float" office:value="6.2250000000000005" table:formula="of:=IF([.G14]=&quot;USD&quot;; [.F14]*[.$A$1];IF([.G14]=&quot;NRS&quot;; [.F14]*[.$A$2];[.F14]))" table:style-name="ce2">
            <text:p>6.23</text:p>
          </table:table-cell>
          <table:table-cell office:value-type="float" office:value="4" table:style-name="ce1">
            <text:p>4</text:p>
          </table:table-cell>
          <table:table-cell office:value-type="float" office:value="4.9800000000000004" table:formula="of:=([.H14]*[.I14])/([.E14]*[.C14])" table:style-name="ce4">
            <text:p>4.98</text:p>
          </table:table-cell>
          <table:table-cell table:style-name="ce2"/>
          <table:table-cell office:value-type="float" office:value="0" table:formula="of:=IF([.K14]=&quot;y&quot;;[.J14];0)" table:style-name="ce4">
            <text:p>0.00</text:p>
          </table:table-cell>
          <table:table-cell table:style-name="ce1"/>
          <table:table-cell office:value-type="string" table:style-name="ce1">
            <text:p>https://www.aliexpress.com/item/Protective-Glasses-Blue-and-White-Color-Safety-Goggles-Eye-Protection-Workplace-Safety-Supplies/32812011138.html</text:p>
          </table:table-cell>
          <table:table-cell table:number-columns-repeated="16370"/>
        </table:table-row>
        <table:table-row table:style-name="ro1">
          <table:table-cell table:number-columns-repeated="7" table:style-name="ce1"/>
          <table:table-cell table:style-name="ce2"/>
          <table:table-cell office:value-type="string" table:style-name="ce3">
            <text:p>TOTAL</text:p>
          </table:table-cell>
          <table:table-cell office:value-type="float" office:value="256.1925" table:formula="of:=SUM([.J5:.J14])" table:style-name="ce6">
            <text:p>256.19</text:p>
          </table:table-cell>
          <table:table-cell table:style-name="ce5"/>
          <table:table-cell office:value-type="float" office:value="24.25" table:formula="of:=SUM([.L5:.L14])" table:style-name="ce6">
            <text:p>24.25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table:style-name="ce3"/>
          <table:table-cell table:number-columns-repeated="1637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mazon" table:style-name="ta1">
        <table:table-column table:style-name="co4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6372" table:default-cell-style-name="ce1"/>
        <table:table-row table:style-name="ro1">
          <table:table-cell office:value-type="float" office:value="1.25" table:style-name="ce1">
            <text:p>1.25</text:p>
          </table:table-cell>
          <table:table-cell office:value-type="string" table:style-name="ce1">
            <text:p>CAD/USD from xe.com 20171020</text:p>
          </table:table-cell>
          <table:table-cell table:number-columns-repeated="16382" table:style-name="ce1"/>
        </table:table-row>
        <table:table-row table:style-name="ro1">
          <table:table-cell office:value-type="float" office:value="1.2E-2" table:style-name="ce1">
            <text:p>0.012</text:p>
          </table:table-cell>
          <table:table-cell office:value-type="string" table:style-name="ce1">
            <text:p>CAD/NRS from xe.com 201710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ore</text:p>
          </table:table-cell>
          <table:table-cell office:value-type="string" table:style-name="ce1">
            <text:p>Desctription<text:s/>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Currency</text:p>
          </table:table-cell>
          <table:table-cell office:value-type="string" table:style-name="ce2">
            <text:p>Total CAD</text:p>
          </table:table-cell>
          <table:table-cell office:value-type="string" table:style-name="ce1">
            <text:p>Qty for 10 stations</text:p>
          </table:table-cell>
          <table:table-cell office:value-type="string" table:style-name="ce1">
            <text:p>Cost per student CAD</text:p>
          </table:table-cell>
          <table:table-cell office:value-type="string" table:style-name="ce1">
            <text:p>Likely to be broken</text:p>
          </table:table-cell>
          <table:table-cell office:value-type="string" table:style-name="ce1">
            <text:p>Expendible Cost</text:p>
          </table:table-cell>
          <table:table-cell table:style-name="ce1"/>
          <table:table-cell office:value-type="string" table:style-name="ce1">
            <text:p>Websit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Soldering iron, extra tips, and solder sucker</text:p>
          </table:table-cell>
          <table:table-cell office:value-type="float" office:value="1" table:style-name="ce1">
            <text:p>1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 office:value-type="float" office:value="9.99" table:formula="of:=[.E5]*[.D5]" table:style-name="ce1">
            <text:p>9.99</text:p>
          </table:table-cell>
          <table:table-cell office:value-type="string" table:style-name="ce1">
            <text:p>USD</text:p>
          </table:table-cell>
          <table:table-cell office:value-type="float" office:value="12.487500000000001" table:formula="of:=IF([.G5]=&quot;USD&quot;; [.D5]*[.$A$1];IF([.G5]=&quot;NRS&quot;; [.D5]*[.$A$2];[.D5]))" table:style-name="ce2">
            <text:p>12.49</text:p>
          </table:table-cell>
          <table:table-cell office:value-type="float" office:value="10" table:style-name="ce1">
            <text:p>10</text:p>
          </table:table-cell>
          <table:table-cell office:value-type="float" office:value="124.875" table:formula="of:=([.H5]*[.I5])/([.E5]*[.C5])" table:style-name="ce2">
            <text:p>124.88</text:p>
          </table:table-cell>
          <table:table-cell table:style-name="ce2"/>
          <table:table-cell office:value-type="float" office:value="0" table:formula="of:=IF([.K5]=&quot;y&quot;;[.J5];0)" table:style-name="ce2">
            <text:p>0.00</text:p>
          </table:table-cell>
          <table:table-cell table:style-name="ce1"/>
          <table:table-cell office:value-type="string" table:style-name="ce1">
            <text:p>https://www.amazon.com/dp/B072ZQTPNR?psc=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Soldering iron stand</text:p>
          </table:table-cell>
          <table:table-cell office:value-type="float" office:value="1" table:style-name="ce1">
            <text:p>1</text:p>
          </table:table-cell>
          <table:table-cell office:value-type="float" office:value="6.05" table:style-name="ce1">
            <text:p>6.05</text:p>
          </table:table-cell>
          <table:table-cell office:value-type="float" office:value="1" table:style-name="ce1">
            <text:p>1</text:p>
          </table:table-cell>
          <table:table-cell office:value-type="float" office:value="6.05" table:formula="of:=[.E6]*[.D6]" table:style-name="ce1">
            <text:p>6.05</text:p>
          </table:table-cell>
          <table:table-cell office:value-type="string" table:style-name="ce1">
            <text:p>USD</text:p>
          </table:table-cell>
          <table:table-cell office:value-type="float" office:value="7.5625" table:formula="of:=IF([.G6]=&quot;USD&quot;; [.D6]*[.$A$1];IF([.G6]=&quot;NRS&quot;; [.D6]*[.$A$2];[.D6]))" table:style-name="ce2">
            <text:p>7.56</text:p>
          </table:table-cell>
          <table:table-cell office:value-type="float" office:value="10" table:style-name="ce1">
            <text:p>10</text:p>
          </table:table-cell>
          <table:table-cell office:value-type="float" office:value="75.625" table:formula="of:=([.H6]*[.I6])/([.E6]*[.C6])" table:style-name="ce2">
            <text:p>75.63</text:p>
          </table:table-cell>
          <table:table-cell table:style-name="ce2"/>
          <table:table-cell office:value-type="float" office:value="0" table:formula="of:=IF([.K6]=&quot;y&quot;;[.J6];0)" table:style-name="ce2">
            <text:p>0.00</text:p>
          </table:table-cell>
          <table:table-cell table:style-name="ce1"/>
          <table:table-cell office:value-type="string" table:style-name="ce1">
            <text:p>https://www.amazon.com/Elenco-SH-1-Soldering-Iron-Holder/dp/B0002LLWEU/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Brass soldering sponge x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E7]*[.D7]" table:style-name="ce1">
            <text:p>10</text:p>
          </table:table-cell>
          <table:table-cell office:value-type="string" table:style-name="ce1">
            <text:p>USD</text:p>
          </table:table-cell>
          <table:table-cell office:value-type="float" office:value="12.5" table:formula="of:=IF([.G7]=&quot;USD&quot;; [.D7]*[.$A$1];IF([.G7]=&quot;NRS&quot;; [.D7]*[.$A$2];[.D7]))" table:style-name="ce2">
            <text:p>12.50</text:p>
          </table:table-cell>
          <table:table-cell office:value-type="float" office:value="5" table:style-name="ce1">
            <text:p>5</text:p>
          </table:table-cell>
          <table:table-cell office:value-type="float" office:value="31.25" table:formula="of:=([.H7]*[.I7])/([.E7]*[.C7])" table:style-name="ce2">
            <text:p>31.25</text:p>
          </table:table-cell>
          <table:table-cell table:style-name="ce2"/>
          <table:table-cell office:value-type="float" office:value="0" table:formula="of:=IF([.K7]=&quot;y&quot;;[.J7];0)" table:style-name="ce2">
            <text:p>0.00</text:p>
          </table:table-cell>
          <table:table-cell table:style-name="ce1"/>
          <table:table-cell office:value-type="string" table:style-name="ce1">
            <text:p>https://www.amazon.com/Welding-Soldering-Cleaner-Cleaning-Solder/dp/B072R2VGDZ/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Solder</text:p>
          </table:table-cell>
          <table:table-cell office:value-type="float" office:value="1" table:style-name="ce1">
            <text:p>1</text:p>
          </table:table-cell>
          <table:table-cell office:value-type="float" office:value="6.95" table:style-name="ce1">
            <text:p>6.95</text:p>
          </table:table-cell>
          <table:table-cell office:value-type="float" office:value="1" table:style-name="ce1">
            <text:p>1</text:p>
          </table:table-cell>
          <table:table-cell office:value-type="float" office:value="6.95" table:formula="of:=[.E8]*[.D8]" table:style-name="ce1">
            <text:p>6.95</text:p>
          </table:table-cell>
          <table:table-cell office:value-type="string" table:style-name="ce1">
            <text:p>USD</text:p>
          </table:table-cell>
          <table:table-cell office:value-type="float" office:value="8.6875" table:formula="of:=IF([.G8]=&quot;USD&quot;; [.D8]*[.$A$1];IF([.G8]=&quot;NRS&quot;; [.D8]*[.$A$2];[.D8]))" table:style-name="ce2">
            <text:p>8.69</text:p>
          </table:table-cell>
          <table:table-cell office:value-type="float" office:value="10" table:style-name="ce1">
            <text:p>10</text:p>
          </table:table-cell>
          <table:table-cell office:value-type="float" office:value="86.875" table:formula="of:=([.H8]*[.I8])/([.E8]*[.C8])" table:style-name="ce2">
            <text:p>86.88</text:p>
          </table:table-cell>
          <table:table-cell office:value-type="string" table:style-name="ce2">
            <text:p>y</text:p>
          </table:table-cell>
          <table:table-cell office:value-type="float" office:value="86.875" table:formula="of:=IF([.K8]=&quot;y&quot;;[.J8];0)" table:style-name="ce2">
            <text:p>86.88</text:p>
          </table:table-cell>
          <table:table-cell table:style-name="ce1"/>
          <table:table-cell office:value-type="string" table:style-name="ce1">
            <text:p>https://www.amazon.com/TAMINGTON-Solder-Wire-Sn63-Pb37-with-Rosin-Core-for-Electrical-Soldering-50g-0-8-mm-by-TAMINGTON/dp/B072WN1DMG/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Flux pen 10ml</text:p>
          </table:table-cell>
          <table:table-cell office:value-type="float" office:value="1" table:style-name="ce1">
            <text:p>1</text:p>
          </table:table-cell>
          <table:table-cell office:value-type="float" office:value="4.49" table:style-name="ce1">
            <text:p>4.49</text:p>
          </table:table-cell>
          <table:table-cell office:value-type="float" office:value="1" table:style-name="ce1">
            <text:p>1</text:p>
          </table:table-cell>
          <table:table-cell office:value-type="float" office:value="4.49" table:formula="of:=[.E9]*[.D9]" table:style-name="ce1">
            <text:p>4.49</text:p>
          </table:table-cell>
          <table:table-cell office:value-type="string" table:style-name="ce1">
            <text:p>USD</text:p>
          </table:table-cell>
          <table:table-cell office:value-type="float" office:value="5.6125000000000007" table:formula="of:=IF([.G9]=&quot;USD&quot;; [.D9]*[.$A$1];IF([.G9]=&quot;NRS&quot;; [.D9]*[.$A$2];[.D9]))" table:style-name="ce2">
            <text:p>5.61</text:p>
          </table:table-cell>
          <table:table-cell office:value-type="float" office:value="5" table:style-name="ce1">
            <text:p>5</text:p>
          </table:table-cell>
          <table:table-cell office:value-type="float" office:value="28.062500000000004" table:formula="of:=([.H9]*[.I9])/([.E9]*[.C9])" table:style-name="ce2">
            <text:p>28.06</text:p>
          </table:table-cell>
          <table:table-cell office:value-type="string" table:style-name="ce2">
            <text:p>y</text:p>
          </table:table-cell>
          <table:table-cell office:value-type="float" office:value="28.062500000000004" table:formula="of:=IF([.K9]=&quot;y&quot;;[.J9];0)" table:style-name="ce2">
            <text:p>28.06</text:p>
          </table:table-cell>
          <table:table-cell table:style-name="ce1"/>
          <table:table-cell office:value-type="string" table:style-name="ce1">
            <text:p>https://www.amazon.com/Rosin-Soldering-Flux-Paste-50G/dp/B00SVESNTC/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Flush cutters</text:p>
          </table:table-cell>
          <table:table-cell office:value-type="float" office:value="1" table:style-name="ce1">
            <text:p>1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" table:style-name="ce1">
            <text:p>1</text:p>
          </table:table-cell>
          <table:table-cell office:value-type="float" office:value="2.4900000000000002" table:formula="of:=[.E10]*[.D10]" table:style-name="ce1">
            <text:p>2.49</text:p>
          </table:table-cell>
          <table:table-cell office:value-type="string" table:style-name="ce1">
            <text:p>USD</text:p>
          </table:table-cell>
          <table:table-cell office:value-type="float" office:value="3.1125000000000003" table:formula="of:=IF([.G10]=&quot;USD&quot;; [.D10]*[.$A$1];IF([.G10]=&quot;NRS&quot;; [.D10]*[.$A$2];[.D10]))" table:style-name="ce2">
            <text:p>3.11</text:p>
          </table:table-cell>
          <table:table-cell office:value-type="float" office:value="5" table:style-name="ce1">
            <text:p>5</text:p>
          </table:table-cell>
          <table:table-cell office:value-type="float" office:value="15.562500000000002" table:formula="of:=([.H10]*[.I10])/([.E10]*[.C10])" table:style-name="ce2">
            <text:p>15.56</text:p>
          </table:table-cell>
          <table:table-cell table:style-name="ce2"/>
          <table:table-cell office:value-type="float" office:value="0" table:formula="of:=IF([.K10]=&quot;y&quot;;[.J10];0)" table:style-name="ce2">
            <text:p>0.00</text:p>
          </table:table-cell>
          <table:table-cell table:style-name="ce1"/>
          <table:table-cell office:value-type="string" table:style-name="ce1">
            <text:p>https://www.amazon.com/Pliers-Electrical-Cutters-Cutting-Diagonal/dp/B0188DHO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Wire strippers</text:p>
          </table:table-cell>
          <table:table-cell office:value-type="float" office:value="1" table:style-name="ce1">
            <text:p>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" table:style-name="ce1">
            <text:p>1</text:p>
          </table:table-cell>
          <table:table-cell office:value-type="float" office:value="8.1999999999999993" table:formula="of:=[.E11]*[.D11]" table:style-name="ce1">
            <text:p>8.2</text:p>
          </table:table-cell>
          <table:table-cell office:value-type="string" table:style-name="ce1">
            <text:p>USD</text:p>
          </table:table-cell>
          <table:table-cell office:value-type="float" office:value="10.25" table:formula="of:=IF([.G11]=&quot;USD&quot;; [.D11]*[.$A$1];IF([.G11]=&quot;NRS&quot;; [.D11]*[.$A$2];[.D11]))" table:style-name="ce2">
            <text:p>10.25</text:p>
          </table:table-cell>
          <table:table-cell office:value-type="float" office:value="5" table:style-name="ce1">
            <text:p>5</text:p>
          </table:table-cell>
          <table:table-cell office:value-type="float" office:value="51.25" table:formula="of:=([.H11]*[.I11])/([.E11]*[.C11])" table:style-name="ce2">
            <text:p>51.25</text:p>
          </table:table-cell>
          <table:table-cell table:style-name="ce2"/>
          <table:table-cell office:value-type="float" office:value="0" table:formula="of:=IF([.K11]=&quot;y&quot;;[.J11];0)" table:style-name="ce2">
            <text:p>0.00</text:p>
          </table:table-cell>
          <table:table-cell table:style-name="ce1"/>
          <table:table-cell office:value-type="string" table:style-name="ce1">
            <text:p>https://www.amazon.com/dp/B00002X1WG/ref=psdc_553398_t1_B00004WLJ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azon</text:p>
          </table:table-cell>
          <table:table-cell office:value-type="string" table:style-name="ce1">
            <text:p>3-plug extention cord x2</text:p>
          </table:table-cell>
          <table:table-cell office:value-type="float" office:value="2" table:style-name="ce1">
            <text:p>2</text:p>
          </table:table-cell>
          <table:table-cell office:value-type="float" office:value="6.97" table:style-name="ce1">
            <text:p>6.97</text:p>
          </table:table-cell>
          <table:table-cell office:value-type="float" office:value="1" table:style-name="ce1">
            <text:p>1</text:p>
          </table:table-cell>
          <table:table-cell office:value-type="float" office:value="6.97" table:formula="of:=[.E12]*[.D12]" table:style-name="ce1">
            <text:p>6.97</text:p>
          </table:table-cell>
          <table:table-cell office:value-type="string" table:style-name="ce1">
            <text:p>USD</text:p>
          </table:table-cell>
          <table:table-cell office:value-type="float" office:value="8.7125000000000004" table:formula="of:=IF([.G12]=&quot;USD&quot;; [.D12]*[.$A$1];IF([.G12]=&quot;NRS&quot;; [.D12]*[.$A$2];[.D12]))" table:style-name="ce2">
            <text:p>8.71</text:p>
          </table:table-cell>
          <table:table-cell office:value-type="float" office:value="2" table:style-name="ce1">
            <text:p>2</text:p>
          </table:table-cell>
          <table:table-cell office:value-type="float" office:value="8.7125000000000004" table:formula="of:=([.H12]*[.I12])/([.E12]*[.C12])" table:style-name="ce2">
            <text:p>8.71</text:p>
          </table:table-cell>
          <table:table-cell table:style-name="ce2"/>
          <table:table-cell office:value-type="float" office:value="0" table:formula="of:=IF([.K12]=&quot;y&quot;;[.J12];0)" table:style-name="ce2">
            <text:p>0.00</text:p>
          </table:table-cell>
          <table:table-cell table:style-name="ce1"/>
          <table:table-cell office:value-type="string" table:style-name="ce1">
            <text:p>https://www.amazon.com/Uninex-Outlet-Grounded-12-inch-Listed/dp/B01DZ09IHC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Amazon</text:p>
          </table:table-cell>
          <table:table-cell office:value-type="string" table:style-name="ce1">
            <text:p>Safety glasses x12</text:p>
          </table:table-cell>
          <table:table-cell office:value-type="float" office:value="12" table:style-name="ce1">
            <text:p>12</text:p>
          </table:table-cell>
          <table:table-cell office:value-type="float" office:value="12.1" table:style-name="ce1">
            <text:p>12.1</text:p>
          </table:table-cell>
          <table:table-cell office:value-type="float" office:value="1" table:style-name="ce1">
            <text:p>1</text:p>
          </table:table-cell>
          <table:table-cell office:value-type="float" office:value="12.1" table:formula="of:=[.E13]*[.D13]" table:style-name="ce1">
            <text:p>12.1</text:p>
          </table:table-cell>
          <table:table-cell office:value-type="string" table:style-name="ce1">
            <text:p>USD</text:p>
          </table:table-cell>
          <table:table-cell office:value-type="float" office:value="15.125" table:formula="of:=IF([.G13]=&quot;USD&quot;; [.D13]*[.$A$1];IF([.G13]=&quot;NRS&quot;; [.D13]*[.$A$2];[.D13]))" table:style-name="ce2">
            <text:p>15.13</text:p>
          </table:table-cell>
          <table:table-cell office:value-type="float" office:value="18" table:style-name="ce1">
            <text:p>18</text:p>
          </table:table-cell>
          <table:table-cell office:value-type="float" office:value="22.6875" table:formula="of:=([.H13]*[.I13])/([.E13]*[.C13])" table:style-name="ce4">
            <text:p>22.69</text:p>
          </table:table-cell>
          <table:table-cell table:style-name="ce2"/>
          <table:table-cell office:value-type="float" office:value="0" table:formula="of:=IF([.K13]=&quot;y&quot;;[.J13];0)" table:style-name="ce4">
            <text:p>0.00</text:p>
          </table:table-cell>
          <table:table-cell table:style-name="ce1"/>
          <table:table-cell office:value-type="string" table:style-name="ce1">
            <text:p>https://www.amazon.com/JORESTECH-Eyewear-Safety-protective-lenses/dp/B0147J1EIQ</text:p>
          </table:table-cell>
          <table:table-cell table:number-columns-repeated="16370"/>
        </table:table-row>
        <table:table-row table:style-name="ro1">
          <table:table-cell table:number-columns-repeated="8" table:style-name="ce1"/>
          <table:table-cell office:value-type="string" table:style-name="ce3">
            <text:p>TOTAL</text:p>
          </table:table-cell>
          <table:table-cell office:value-type="float" office:value="444.9" table:formula="of:=SUM([.J5:.J13])" table:style-name="ce2">
            <text:p>444.90</text:p>
          </table:table-cell>
          <table:table-cell table:style-name="ce1"/>
          <table:table-cell office:value-type="float" office:value="114.9375" table:formula="of:=SUM([.L5:.L13])" table:style-name="ce2">
            <text:p>114.94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table:number-columns-repeated="3" table:style-name="ce5"/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table:style-name="ce3"/>
          <table:table-cell table:number-columns-repeated="1637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ar_Graph" table:style-name="ta2">
        <table:table-column table:style-name="co4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Chart 1" svg:x="0.01042in" svg:y="0in" svg:width="7.16667in" svg:height="4.5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rryp</meta:initial-creator>
    <dc:creator>Harryp</dc:creator>
    <meta:creation-date>2017-10-20T03:45:16Z</meta:creation-date>
    <dc:date>2017-10-25T04:37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6667in" style:font-size-asian="0.26667in" style:font-size-complex="0.2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6667in" style:font-size-asian="0.26667in" style:font-size-complex="0.26667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5.5pt" svg:width="516.0pt" chart:style-name="Crt0">
        <chart:title chart:style-name="CT00">
          <text:p text:style-name="a0" text:class-names="" text:cond-style-name="">Cost for 10 Soldering Stations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Supplier</text:p>
            </chart:title>
            <chart:categories table:cell-range-address="local-table.$A$2"/>
          </chart:axis>
          <chart:axis chart:dimension="y" chart:name="primary-y" chart:style-name="Axs1">
            <chart:title chart:style-name="AT01">
              <text:p text:style-name="a2" text:class-names="" text:cond-style-name="">Cost ($ CAD)</text:p>
            </chart:title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Kathmandu</text:p>
              </table:table-cell>
              <table:table-cell office:value-type="string">
                <text:p>AliExpress</text:p>
              </table:table-cell>
              <table:table-cell office:value-type="string">
                <text:p>Amazon</text:p>
              </table:table-cell>
            </table:table-row>
          </table:table-header-rows>
          <table:table-row>
            <table:table-cell office:value-type="string">
              <text:p>Supplier</text:p>
            </table:table-cell>
            <table:table-cell office:value-type="float" office:value="104.1"/>
            <table:table-cell office:value-type="float" office:value="256.1925"/>
            <table:table-cell office:value-type="float" office:value="444.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